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95137" officeooo:paragraph-rsid="00095137"/>
    </style:style>
    <style:style style:name="P2" style:family="paragraph" style:parent-style-name="Standard">
      <style:text-properties style:text-underline-style="solid" style:text-underline-width="auto" style:text-underline-color="font-color" officeooo:rsid="00095137" officeooo:paragraph-rsid="000b20bf"/>
    </style:style>
    <style:style style:name="P3" style:family="paragraph" style:parent-style-name="Standard">
      <style:text-properties style:text-underline-style="solid" style:text-underline-width="auto" style:text-underline-color="font-color" officeooo:rsid="00284806" officeooo:paragraph-rsid="00284806"/>
    </style:style>
    <style:style style:name="P4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95137" officeooo:paragraph-rsid="00095137" style:font-size-asian="18pt" style:font-weight-asian="bold" style:font-size-complex="18pt" style:font-weight-complex="bold"/>
    </style:style>
    <style:style style:name="P5" style:family="paragraph" style:parent-style-name="Standard">
      <style:text-properties style:text-underline-style="none" officeooo:rsid="00095137" officeooo:paragraph-rsid="00095137"/>
    </style:style>
    <style:style style:name="P6" style:family="paragraph" style:parent-style-name="Standard">
      <style:text-properties style:text-underline-style="none" officeooo:rsid="00095137" officeooo:paragraph-rsid="00280df8"/>
    </style:style>
    <style:style style:name="P7" style:family="paragraph" style:parent-style-name="Standard">
      <style:text-properties style:text-underline-style="none" officeooo:rsid="00095137" officeooo:paragraph-rsid="0029c1aa"/>
    </style:style>
    <style:style style:name="P8" style:family="paragraph" style:parent-style-name="Standard">
      <style:text-properties style:text-underline-style="none" officeooo:rsid="00095137" officeooo:paragraph-rsid="001f07e2"/>
    </style:style>
    <style:style style:name="P9" style:family="paragraph" style:parent-style-name="Standard">
      <style:text-properties style:text-underline-style="none" officeooo:rsid="00095137" officeooo:paragraph-rsid="002ce763"/>
    </style:style>
    <style:style style:name="P10" style:family="paragraph" style:parent-style-name="Standard">
      <style:text-properties style:text-underline-style="none" officeooo:rsid="000b20bf" officeooo:paragraph-rsid="000b20bf"/>
    </style:style>
    <style:style style:name="P11" style:family="paragraph" style:parent-style-name="Standard">
      <style:text-properties style:text-underline-style="none" officeooo:rsid="000b20bf" officeooo:paragraph-rsid="002ba744"/>
    </style:style>
    <style:style style:name="P12" style:family="paragraph" style:parent-style-name="Standard">
      <style:text-properties style:text-underline-style="none" officeooo:rsid="000b20bf" officeooo:paragraph-rsid="002eb45b"/>
    </style:style>
    <style:style style:name="P13" style:family="paragraph" style:parent-style-name="Standard">
      <style:text-properties style:text-underline-style="none" officeooo:rsid="0019ec00" officeooo:paragraph-rsid="001f07e2"/>
    </style:style>
    <style:style style:name="P14" style:family="paragraph" style:parent-style-name="Standard">
      <style:text-properties style:text-underline-style="none" officeooo:rsid="0019ec00" officeooo:paragraph-rsid="002035e7"/>
    </style:style>
    <style:style style:name="P15" style:family="paragraph" style:parent-style-name="Standard">
      <style:text-properties style:text-underline-style="none" officeooo:rsid="0019ec00" officeooo:paragraph-rsid="0020e2de"/>
    </style:style>
    <style:style style:name="P16" style:family="paragraph" style:parent-style-name="Standard">
      <style:text-properties style:text-underline-style="none" officeooo:rsid="0019ec00" officeooo:paragraph-rsid="0027930e"/>
    </style:style>
    <style:style style:name="P17" style:family="paragraph" style:parent-style-name="Standard">
      <style:text-properties style:text-underline-style="none" officeooo:rsid="0019ec00" officeooo:paragraph-rsid="002ba744"/>
    </style:style>
    <style:style style:name="P18" style:family="paragraph" style:parent-style-name="Standard">
      <style:text-properties style:text-underline-style="none" officeooo:rsid="000c3eef" officeooo:paragraph-rsid="000c3eef"/>
    </style:style>
    <style:style style:name="P19" style:family="paragraph" style:parent-style-name="Standard">
      <style:text-properties style:text-underline-style="none" officeooo:rsid="000c3eef" officeooo:paragraph-rsid="001ed34c"/>
    </style:style>
    <style:style style:name="P20" style:family="paragraph" style:parent-style-name="Standard">
      <style:text-properties style:text-underline-style="none" officeooo:rsid="001ed34c" officeooo:paragraph-rsid="001ed34c"/>
    </style:style>
    <style:style style:name="P21" style:family="paragraph" style:parent-style-name="Standard">
      <style:text-properties style:text-underline-style="none" officeooo:rsid="00284806" officeooo:paragraph-rsid="00284806"/>
    </style:style>
    <style:style style:name="P22" style:family="paragraph" style:parent-style-name="Standard">
      <style:text-properties style:text-underline-style="none" officeooo:rsid="0029c1aa" officeooo:paragraph-rsid="0029c1aa"/>
    </style:style>
    <style:style style:name="P23" style:family="paragraph" style:parent-style-name="Standard">
      <style:text-properties style:text-underline-style="none" officeooo:rsid="000e1a15" officeooo:paragraph-rsid="00095137"/>
    </style:style>
    <style:style style:name="P24" style:family="paragraph" style:parent-style-name="Standard">
      <style:text-properties style:text-underline-style="none" fo:font-weight="bold" officeooo:rsid="00095137" officeooo:paragraph-rsid="002035e7" style:font-weight-asian="bold" style:font-weight-complex="bold"/>
    </style:style>
    <style:style style:name="P25" style:family="paragraph" style:parent-style-name="Standard">
      <style:text-properties style:text-underline-style="none" officeooo:rsid="001f07e2" officeooo:paragraph-rsid="0020e2de"/>
    </style:style>
    <style:style style:name="P26" style:family="paragraph" style:parent-style-name="Standard">
      <style:text-properties style:text-underline-style="none" officeooo:rsid="00280df8" officeooo:paragraph-rsid="00280df8"/>
    </style:style>
    <style:style style:name="P27" style:family="paragraph" style:parent-style-name="Standard">
      <style:text-properties fo:color="#000000" style:text-underline-style="solid" style:text-underline-width="auto" style:text-underline-color="font-color" fo:font-weight="bold" officeooo:rsid="001cdebb" officeooo:paragraph-rsid="001cdebb" fo:background-color="#fff200" style:font-weight-asian="bold" style:font-weight-complex="bold"/>
    </style:style>
    <style:style style:name="P28" style:family="paragraph" style:parent-style-name="Standard">
      <style:text-properties officeooo:paragraph-rsid="001f07e2"/>
    </style:style>
    <style:style style:name="P29" style:family="paragraph" style:parent-style-name="Standard">
      <style:text-properties officeooo:rsid="001f07e2" officeooo:paragraph-rsid="001f07e2"/>
    </style:style>
    <style:style style:name="P30" style:family="paragraph" style:parent-style-name="Standard">
      <style:text-properties officeooo:rsid="001f07e2" officeooo:paragraph-rsid="00244133"/>
    </style:style>
    <style:style style:name="P31" style:family="paragraph" style:parent-style-name="Standard">
      <style:text-properties officeooo:rsid="001f07e2" officeooo:paragraph-rsid="00264817"/>
    </style:style>
    <style:style style:name="P32" style:family="paragraph" style:parent-style-name="Standard">
      <style:text-properties fo:font-size="14pt" style:text-underline-style="solid" style:text-underline-width="auto" style:text-underline-color="font-color" fo:font-weight="bold" officeooo:rsid="00095137" officeooo:paragraph-rsid="00095137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95137" officeooo:paragraph-rsid="00095137" fo:background-color="#fff200" style:font-size-asian="20pt" style:font-weight-asian="bold" style:font-size-complex="20pt" style:font-weight-complex="bold"/>
    </style:style>
    <style:style style:name="P34" style:family="paragraph" style:parent-style-name="Standard">
      <style:text-properties officeooo:rsid="00244133" officeooo:paragraph-rsid="00244133"/>
    </style:style>
    <style:style style:name="P35" style:family="paragraph" style:parent-style-name="Standard">
      <style:text-properties officeooo:rsid="00264817" officeooo:paragraph-rsid="00264817"/>
    </style:style>
    <style:style style:name="P36" style:family="paragraph" style:parent-style-name="Standard">
      <style:text-properties style:text-underline-style="none" officeooo:rsid="000b20bf" officeooo:paragraph-rsid="002eb45b"/>
    </style:style>
    <style:style style:name="P37" style:family="paragraph" style:parent-style-name="Standard">
      <style:text-properties style:text-underline-style="none" officeooo:rsid="0019ec00" officeooo:paragraph-rsid="002eb45b"/>
    </style:style>
    <style:style style:name="T1" style:family="text">
      <style:text-properties style:text-underline-style="none" officeooo:rsid="000b20bf"/>
    </style:style>
    <style:style style:name="T2" style:family="text">
      <style:text-properties style:text-underline-style="none" officeooo:rsid="000e1a15"/>
    </style:style>
    <style:style style:name="T3" style:family="text">
      <style:text-properties style:text-underline-style="none" officeooo:rsid="000fc141"/>
    </style:style>
    <style:style style:name="T4" style:family="text">
      <style:text-properties style:text-underline-style="none" officeooo:rsid="0013df22"/>
    </style:style>
    <style:style style:name="T5" style:family="text">
      <style:text-properties style:text-underline-style="none" officeooo:rsid="0014bcf9"/>
    </style:style>
    <style:style style:name="T6" style:family="text">
      <style:text-properties style:text-underline-style="none" officeooo:rsid="00095137" fo:background-color="#00aaad" loext:char-shading-value="0"/>
    </style:style>
    <style:style style:name="T7" style:family="text">
      <style:text-properties style:text-underline-style="none" officeooo:rsid="001f07e2" fo:background-color="#00aaad" loext:char-shading-value="0"/>
    </style:style>
    <style:style style:name="T8" style:family="text">
      <style:text-properties officeooo:rsid="0019ec00"/>
    </style:style>
    <style:style style:name="T9" style:family="text">
      <style:text-properties officeooo:rsid="00095137"/>
    </style:style>
    <style:style style:name="T10" style:family="text">
      <style:text-properties officeooo:rsid="001b4e62"/>
    </style:style>
    <style:style style:name="T11" style:family="text">
      <style:text-properties officeooo:rsid="001cdebb"/>
    </style:style>
    <style:style style:name="T12" style:family="text">
      <style:text-properties officeooo:rsid="001ed34c"/>
    </style:style>
    <style:style style:name="T13" style:family="text">
      <style:text-properties officeooo:rsid="001f07e2"/>
    </style:style>
    <style:style style:name="T14" style:family="text">
      <style:text-properties officeooo:rsid="002035e7"/>
    </style:style>
    <style:style style:name="T15" style:family="text">
      <style:text-properties officeooo:rsid="0020e2de"/>
    </style:style>
    <style:style style:name="T16" style:family="text">
      <style:text-properties style:text-underline-style="solid" style:text-underline-width="auto" style:text-underline-color="font-color" officeooo:rsid="00095137"/>
    </style:style>
    <style:style style:name="T17" style:family="text">
      <style:text-properties style:text-underline-style="solid" style:text-underline-width="auto" style:text-underline-color="font-color" officeooo:rsid="0020e2de"/>
    </style:style>
    <style:style style:name="T18" style:family="text">
      <style:text-properties style:text-underline-style="solid" style:text-underline-width="auto" style:text-underline-color="font-color" officeooo:rsid="002035e7"/>
    </style:style>
    <style:style style:name="T19" style:family="text">
      <style:text-properties officeooo:rsid="00219e38"/>
    </style:style>
    <style:style style:name="T20" style:family="text">
      <style:text-properties officeooo:rsid="00227d22"/>
    </style:style>
    <style:style style:name="T21" style:family="text">
      <style:text-properties officeooo:rsid="00244133"/>
    </style:style>
    <style:style style:name="T22" style:family="text">
      <style:text-properties officeooo:rsid="00244873"/>
    </style:style>
    <style:style style:name="T23" style:family="text">
      <style:text-properties officeooo:rsid="00264817"/>
    </style:style>
    <style:style style:name="T24" style:family="text">
      <style:text-properties officeooo:rsid="00270df8"/>
    </style:style>
    <style:style style:name="T25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6" style:family="text">
      <style:text-properties fo:font-size="16pt" style:text-underline-style="solid" style:text-underline-width="auto" style:text-underline-color="font-color" fo:font-weight="bold" officeooo:rsid="001f07e2" style:font-size-asian="16pt" style:font-weight-asian="bold" style:font-size-complex="16pt" style:font-weight-complex="bold"/>
    </style:style>
    <style:style style:name="T27" style:family="text">
      <style:text-properties fo:font-size="16pt" style:text-underline-style="solid" style:text-underline-width="auto" style:text-underline-color="font-color" fo:font-weight="bold" officeooo:rsid="00095137" style:font-size-asian="16pt" style:font-weight-asian="bold" style:font-size-complex="16pt" style:font-weight-complex="bold"/>
    </style:style>
    <style:style style:name="T28" style:family="text">
      <style:text-properties fo:font-size="16pt" style:text-underline-style="solid" style:text-underline-width="auto" style:text-underline-color="font-color" fo:font-weight="bold" officeooo:rsid="0029c1aa" style:font-size-asian="16pt" style:font-weight-asian="bold" style:font-size-complex="16pt" style:font-weight-complex="bold"/>
    </style:style>
    <style:style style:name="T29" style:family="text">
      <style:text-properties fo:font-weight="bold" officeooo:rsid="00095137" style:font-weight-asian="bold" style:font-weight-complex="bold"/>
    </style:style>
    <style:style style:name="T30" style:family="text">
      <style:text-properties fo:font-weight="bold" officeooo:rsid="0027930e" style:font-weight-asian="bold" style:font-weight-complex="bold"/>
    </style:style>
    <style:style style:name="T31" style:family="text">
      <style:text-properties fo:font-weight="bold" officeooo:rsid="002ba744" style:font-weight-asian="bold" style:font-weight-complex="bold"/>
    </style:style>
    <style:style style:name="T32" style:family="text">
      <style:text-properties officeooo:rsid="00280df8"/>
    </style:style>
    <style:style style:name="T33" style:family="text">
      <style:text-properties officeooo:rsid="00290095"/>
    </style:style>
    <style:style style:name="T34" style:family="text">
      <style:text-properties officeooo:rsid="0029c1aa"/>
    </style:style>
    <style:style style:name="T35" style:family="text">
      <style:text-properties officeooo:rsid="002ba74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Projet <text:span text:style-name="T21">N</text:span>aturo</text:p>
      <text:p text:style-name="P4"/>
      <text:p text:style-name="P1"/>
      <text:p text:style-name="P32">Demande du client : </text:p>
      <text:p text:style-name="P1"/>
      <text:p text:style-name="P19">Un site web professionnel sur s<text:span text:style-name="T12">a future</text:span> activité de Naturopathe <text:span text:style-name="T12">(activité qui débutera pour l’été 2020).</text:span></text:p>
      <text:p text:style-name="P19"><text:span text:style-name="T12">Ce site </text:span>compren<text:span text:style-name="T12">dra</text:span> 2 parties <text:span text:style-name="T12">(une partie grand public, et une partie privé).</text:span></text:p>
      <text:p text:style-name="P19"/>
      <text:p text:style-name="P20">Le client n’a pas encore d’idées bien définies, il attend que je lui fasse des propositions par rapport à la conception et la mise en page. Le client fournira les informations à diffuser (texte, photos), et les actions qu’il voudra réaliser à partir de ses informations.</text:p>
      <text:p text:style-name="P18"/>
      <text:p text:style-name="P18"/>
      <text:p text:style-name="P28"><text:span text:style-name="T26">1ère partie</text:span><text:span text:style-name="T27">:</text:span> <text:span text:style-name="T24">(partie grand public) </text:span><text:span text:style-name="T6"><text:s/></text:span><text:span text:style-name="T7">1 onglet = 1 page </text:span></text:p>
      <text:p text:style-name="P23"/>
      <text:p text:style-name="P24">- sur chaque page :</text:p>
      <text:p text:style-name="P14"/>
      <text:p text:style-name="P14"><text:span text:style-name="T9"><text:tab/>* </text:span><text:span text:style-name="T16">un header comprenant :</text:span></text:p>
      <text:p text:style-name="P8"><text:tab/></text:p>
      <text:p text:style-name="P15"><text:span text:style-name="T9"><text:tab/><text:tab/><text:tab/>- 1 </text:span>bannières <text:span text:style-name="T13">(avec logo ou pas)</text:span></text:p>
      <text:p text:style-name="P25"><text:tab/><text:tab/><text:tab/>- avec un menu de navigation</text:p>
      <text:p text:style-name="P13"/>
      <text:p text:style-name="P13"><text:tab/>* <text:span text:style-name="T17">un body comprenant :</text:span></text:p>
      <text:p text:style-name="P13"><text:tab/><text:tab/><text:tab/></text:p>
      <text:p text:style-name="P13"><text:tab/><text:tab/><text:tab/>- <text:span text:style-name="T15">les informations et les services se rapportant à l’onglet :</text:span></text:p>
      <text:p text:style-name="P13"/>
      <text:p text:style-name="P13"><text:tab/><text:tab/><text:tab/><text:tab/><text:tab/><text:tab/><text:tab/><text:tab/><text:tab/>- <text:span text:style-name="T15">Naturopathie</text:span></text:p>
      <text:p text:style-name="P13"><text:tab/><text:tab/><text:tab/><text:tab/><text:tab/><text:tab/><text:tab/><text:tab/><text:tab/>- <text:span text:style-name="T15">Aromathérapie</text:span></text:p>
      <text:p text:style-name="P13"><text:tab/><text:tab/><text:tab/><text:tab/><text:tab/><text:tab/><text:tab/><text:tab/><text:tab/>- <text:span text:style-name="T15">Hypnose</text:span></text:p>
      <text:p text:style-name="P13"><text:tab/><text:tab/><text:tab/><text:tab/><text:tab/><text:tab/><text:tab/><text:tab/><text:tab/>- <text:span text:style-name="T15">Idrologie</text:span></text:p>
      <text:p text:style-name="P13"><text:tab/><text:tab/><text:tab/><text:tab/><text:tab/><text:tab/><text:tab/><text:tab/><text:tab/>- <text:span text:style-name="T15">Massage</text:span></text:p>
      <text:p text:style-name="P13"><text:tab/><text:tab/><text:tab/><text:tab/><text:tab/><text:tab/><text:tab/><text:tab/><text:tab/>- <text:span text:style-name="T19">Blog</text:span></text:p>
      <text:p text:style-name="P13"><text:tab/><text:tab/><text:tab/><text:tab/><text:tab/><text:tab/><text:tab/><text:tab/><text:tab/>- <text:span text:style-name="T20">Prenez rendez-vous</text:span></text:p>
      <text:p text:style-name="P13"><text:tab/><text:tab/><text:tab/><text:tab/><text:tab/><text:tab/><text:tab/><text:tab/><text:tab/>- <text:span text:style-name="T34">Privé</text:span></text:p>
      <text:p text:style-name="P13"><text:tab/><text:tab/><text:tab/><text:tab/><text:tab/><text:tab/><text:tab/><text:tab/><text:tab/>- ...</text:p>
      <text:p text:style-name="P13"><text:tab/><text:tab/><text:tab/></text:p>
      <text:p text:style-name="P13"><text:tab/><text:tab/><text:tab/>- <text:span text:style-name="T15">les posts « conseils, astuces » se rapportant au thème de l’onglet</text:span></text:p>
      <text:p text:style-name="P13"/>
      <text:p text:style-name="P13"><text:tab/>* <text:span text:style-name="T18">un pied de page comprenant :</text:span></text:p>
      <text:p text:style-name="P13"><text:tab/></text:p>
      <text:p text:style-name="P13"><text:tab/><text:tab/><text:tab/>- <text:span text:style-name="T14">les mentions légales (CNIL)</text:span></text:p>
      <text:p text:style-name="P13"><text:tab/><text:tab/><text:tab/>- <text:span text:style-name="T14">les informations sur les cookies</text:span></text:p>
      <text:p text:style-name="P13"><text:tab/><text:tab/><text:tab/>- <text:span text:style-name="T14">les informations relatives aux données personnelles</text:span></text:p>
      <text:p text:style-name="P13"/>
      <text:p text:style-name="P16"><text:span text:style-name="T29">- sur </text:span><text:span text:style-name="T30">la page prenez rendez-vous :</text:span></text:p>
      <text:p text:style-name="P5"/>
      <text:p text:style-name="P6"><text:tab/>* un formulaire de prise de rendez-vous  <text:span text:style-name="T32">comprenant les champs :</text:span></text:p>
      <text:p text:style-name="P6"/>
      <text:p text:style-name="P6"><text:tab/><text:tab/><text:tab/><text:tab/><text:tab/>- <text:span text:style-name="T32">Civilité (case à cocher M., Mme)</text:span></text:p>
      <text:p text:style-name="P6"><text:tab/><text:tab/><text:tab/><text:tab/><text:tab/>- <text:span text:style-name="T32">Nom</text:span></text:p>
      <text:p text:style-name="P6"><text:soft-page-break/><text:tab/><text:tab/><text:tab/><text:tab/><text:tab/>- <text:span text:style-name="T32">Prénom</text:span></text:p>
      <text:p text:style-name="P6"><text:tab/><text:tab/><text:tab/><text:tab/><text:tab/>- <text:span text:style-name="T32">Adresse</text:span></text:p>
      <text:p text:style-name="P6"><text:tab/><text:tab/><text:tab/><text:tab/><text:tab/>- <text:span text:style-name="T32">Code Postal</text:span></text:p>
      <text:p text:style-name="P6"><text:tab/><text:tab/><text:tab/><text:tab/><text:tab/>- <text:span text:style-name="T32">Ville</text:span></text:p>
      <text:p text:style-name="P6"><text:tab/><text:tab/><text:tab/><text:tab/><text:tab/>- <text:span text:style-name="T32">Téléphone</text:span></text:p>
      <text:p text:style-name="P6"><text:tab/><text:tab/><text:tab/><text:tab/><text:tab/>- <text:span text:style-name="T32">Email</text:span></text:p>
      <text:p text:style-name="P6"><text:tab/><text:tab/><text:tab/><text:tab/><text:tab/>- <text:span text:style-name="T32">Age</text:span></text:p>
      <text:p text:style-name="P6"><text:tab/><text:tab/><text:tab/><text:tab/><text:tab/>- <text:span text:style-name="T32">Motif du rendez-vous (liste déroulante)</text:span></text:p>
      <text:p text:style-name="P6"><text:tab/><text:tab/><text:tab/><text:tab/><text:tab/>- <text:span text:style-name="T32">Choisir son rendez-vous (listes déroulantes Jour, Mois</text:span></text:p>
      <text:p text:style-name="P26"><text:tab/><text:tab/><text:tab/><text:tab/><text:tab/>Année)</text:p>
      <text:p text:style-name="P6"/>
      <text:p text:style-name="P3">Fonctionnement chanp « Choisir son rendez-vous » :</text:p>
      <text:p text:style-name="P21"/>
      <text:p text:style-name="P21">En fonction d’informations provenant d’une table ou une BDD (plages horaires matin et après-midi), durée du rendez-vous, jours ouvrables, jours non ouvrables, congés,…) on affichera d’abord 3 listes déroulantes :<text:tab/>- jours (avec les jours d’ouverture dans le mois)</text:p>
      <text:p text:style-name="P21"><text:tab/><text:tab/><text:tab/>- mois (nombre de mois en fonction de la permission de prise de rendez-vous</text:p>
      <text:p text:style-name="P21"><text:tab/><text:tab/><text:tab/>sur le long terme ou pas)</text:p>
      <text:p text:style-name="P21"><text:tab/><text:tab/><text:tab/>- année N (ou N et N+1, voir N à N+2 / +3)</text:p>
      <text:p text:style-name="P21">Puis, en fonction du choix fait dans ces listes de sélection, on affichera un encart journalier personnalisé <text:span text:style-name="T33">réalisé </text:span>par rapport aux contraintes définies dans la table ou la BDD.</text:p>
      <text:p text:style-name="P5"/>
      <text:p text:style-name="P5"/>
      <text:p text:style-name="P7"><text:span text:style-name="T28">2</text:span><text:span text:style-name="T26">è</text:span><text:span text:style-name="T28">m</text:span><text:span text:style-name="T26">e partie</text:span><text:span text:style-name="T25">:</text:span> <text:span text:style-name="T24">(partie professionnelle)</text:span></text:p>
      <text:p text:style-name="P5"/>
      <text:p text:style-name="P22">Accessible depuis <text:span text:style-name="T35">le bouton</text:span> « Privé » <text:span text:style-name="T35">du menu</text:span></text:p>
      <text:p text:style-name="P22"/>
      <text:p text:style-name="P17"><text:span text:style-name="T29">- sur </text:span><text:span text:style-name="T30">la page </text:span><text:span text:style-name="T31">Privé :</text:span></text:p>
      <text:p text:style-name="P22"/>
      <text:p text:style-name="P11"><text:tab/>* <text:span text:style-name="T35">formulaire d’</text:span>identification par <text:span text:style-name="T35">nom et</text:span> mot de passe ;<text:tab/></text:p>
      <text:p text:style-name="P11"/>
      <text:p text:style-name="P12"><text:tab/>* avec une page qui réédite les informations du visiteurs (profil) pour consultation par le<text:tab/><text:tab/></text:p>
      <text:p text:style-name="P12"><text:tab/> client ;(coordonnées, liste des RDV, bilan, prescription...)</text:p>
      <text:p text:style-name="P10"/>
      <text:p text:style-name="P12"><text:tab/>* avec un formulaire d’enregistrements dans une base de données qui reprendra les</text:p>
      <text:p text:style-name="P12"><text:tab/> informations du bilan du patient ; <text:span text:style-name="T8">(modification, ajout, suppression (avec confirmation de</text:span></text:p>
      <text:p text:style-name="P37"><text:tab/> suppression)</text:p>
      <text:p text:style-name="P2"><text:span text:style-name="T1"><text:tab/>(pas de google drive ou autres... informations </text:span><text:span text:style-name="T4">personnelles </text:span><text:span text:style-name="T5">et</text:span><text:span text:style-name="T1"> confidentielles).</text:span></text:p>
      <text:p text:style-name="P10"><text:tab/></text:p>
      <text:p text:style-name="P10">*<text:span text:style-name="T10">avec (à voir) une page où le client peut gérer ses disponibilités pour la prise de RDV des visiteurs</text:span></text:p>
      <text:p text:style-name="P9">* un blog <text:span text:style-name="T10">(sous forme de cartes?)</text:span> réalisé par le client avec publication automatique <text:span text:style-name="T10">(bouton publier)</text:span> ;</text:p>
      <text:p text:style-name="P9"/>
      <text:p text:style-name="P10"/>
      <text:p text:style-name="P2"><text:span text:style-name="T1">// améliorations futures : enregistrements </text:span><text:span text:style-name="T2">d’informations</text:span><text:span text:style-name="T1"> personnelles en base de données </text:span><text:span text:style-name="T3">avec moteur de recherche pour retrouver celles-ci : pathologies, ordonnances, conseils prescrits</text:span><text:span text:style-name="T1">,...</text:span></text:p>
      <text:p text:style-name="P10"/>
      <text:p text:style-name="P10">//se renseigner auprès de la CNIL pour les données visiteurs <text:span text:style-name="T11">(car données sur la santé)</text:span></text:p>
      <text:p text:style-name="P10"/>
      <text:p text:style-name="P10"/>
      <text:p text:style-name="P27">Questions à Poser :</text:p>
      <text:p text:style-name="P27"/>
      <text:p text:style-name="P29"><text:soft-page-break/>- Quel charte graphique utilisée ?</text:p>
      <text:p text:style-name="P30">- Y a t-il des éléments graphiques à faire réaliser (logo, retouche photo…?)</text:p>
      <text:p text:style-name="P34">- Combien d’onglets, de thèmes ?</text:p>
      <text:p text:style-name="P34">- Le Blog est-il sous la forme de carte ou d’article ?</text:p>
      <text:p text:style-name="P34">- <text:span text:style-name="T22">Les posts « conseils et astuces » sont-ils sous la forme de carte ou d’article ?</text:span></text:p>
      <text:p text:style-name="P31">- <text:span text:style-name="T23">Faut-il faire une onglet relatif à la présentation du client, ou une carte sous forme de section</text:span></text:p>
      <text:p text:style-name="P35"><text:tab/>statique (ou en suivant le scroll de la page) sur la droite ou la gauche de la page 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6T17:59:02.801720229</meta:creation-date>
    <dc:date>2019-10-22T12:26:39.246020975</dc:date>
    <meta:editing-duration>PT5H39M58S</meta:editing-duration>
    <meta:editing-cycles>32</meta:editing-cycles>
    <meta:generator>LibreOffice/6.0.7.3$Linux_X86_64 LibreOffice_project/00m0$Build-3</meta:generator>
    <meta:document-statistic meta:table-count="0" meta:image-count="0" meta:object-count="0" meta:page-count="3" meta:paragraph-count="73" meta:word-count="609" meta:character-count="3696" meta:non-whitespace-character-count="2953"/>
  </office:meta>
</office:document-meta>
</file>